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5010000027C673EBC13.eps" manifest:media-type=""/>
  <manifest:file-entry manifest:full-path="Pictures/20000002000006010000030B30875A08.eps" manifest:media-type=""/>
  <manifest:file-entry manifest:full-path="Pictures/20000002000005010000027C88E12AF7.eps" manifest:media-type=""/>
  <manifest:file-entry manifest:full-path="Pictures/20000002000005010000027C0C43CDDB.eps" manifest:media-type=""/>
  <manifest:file-entry manifest:full-path="Pictures/20000002000006010000030B55E5FEAE.eps" manifest:media-type=""/>
  <manifest:file-entry manifest:full-path="Pictures/20000002000005010000027C59734E36.eps" manifest:media-type=""/>
  <manifest:file-entry manifest:full-path="Pictures/20000002000005010000027CF838E5FF.eps" manifest:media-type=""/>
  <manifest:file-entry manifest:full-path="Pictures/20000002000005010000027C3FD23375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fo:min-height="3.557cm"/>
    </style:style>
    <style:style style:name="gr7" style:family="graphic" style:parent-style-name="standard">
      <style:graphic-properties draw:stroke="none" draw:fill="none" fo:min-height="2.135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6.4cm" svg:height="13.238cm" svg:x="0.738cm" svg:y="7.162cm">
          <draw:image xlink:href="Pictures/20000002000005010000027C3FD23375.eps" xlink:type="simple" xlink:show="embed" xlink:actuate="onLoad">
            <text:p/>
          </draw:image>
        </draw:frame>
        <draw:frame draw:style-name="gr2" draw:layer="layout" svg:width="1.175cm" svg:height="0.962cm" svg:x="24.625cm" svg:y="19.6cm">
          <draw:text-box>
            <text:p>[s]</text:p>
          </draw:text-box>
        </draw:frame>
        <draw:frame draw:style-name="gr2" draw:layer="layout" svg:width="3.834cm" svg:height="0.962cm" svg:x="23.6cm" svg:y="0.6cm">
          <draw:text-box>
            <text:p>P Controller</text:p>
          </draw:text-box>
        </draw:frame>
        <draw:frame draw:style-name="gr2" draw:layer="layout" svg:width="11.267cm" svg:height="0.962cm" svg:x="1cm" svg:y="0.838cm">
          <draw:text-box>
            <text:p>Alpha: 0.5: 1: 1.5 (красный → синий) 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6.999cm" svg:height="13.4cm" svg:x="0.4cm" svg:y="7.6cm">
          <draw:image xlink:href="Pictures/20000002000005010000027C59734E36.eps" xlink:type="simple" xlink:show="embed" xlink:actuate="onLoad">
            <text:p/>
          </draw:image>
        </draw:frame>
        <draw:frame draw:style-name="gr2" draw:layer="layout" svg:width="3.884cm" svg:height="0.962cm" svg:x="22.8cm" svg:y="0.8cm">
          <draw:text-box>
            <text:p>PI controller</text:p>
          </draw:text-box>
        </draw:frame>
        <draw:frame draw:style-name="gr4" draw:layer="layout" svg:width="11.267cm" svg:height="0.963cm" svg:x="1.2cm" svg:y="0.837cm">
          <draw:text-box>
            <text:p>Alpha: 0.5: 1: 1.5 (красный → синий) </text:p>
          </draw:text-box>
        </draw:frame>
        <draw:frame draw:style-name="gr5" draw:layer="layout" svg:width="11.4cm" svg:height="0.962cm" svg:x="1.2cm" svg:y="2.038cm">
          <draw:text-box>
            <text:p>Beta: 0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7.499cm" svg:height="13.7cm" svg:x="0.289cm" svg:y="7.2cm">
          <draw:image xlink:href="Pictures/20000002000005010000027CF838E5FF.eps" xlink:type="simple" xlink:show="embed" xlink:actuate="onLoad">
            <text:p/>
          </draw:image>
        </draw:frame>
        <draw:frame draw:style-name="gr2" draw:layer="layout" svg:width="3.884cm" svg:height="0.962cm" svg:x="22.8cm" svg:y="0.8cm">
          <draw:text-box>
            <text:p>PI controller</text:p>
          </draw:text-box>
        </draw:frame>
        <draw:frame draw:style-name="gr2" draw:layer="layout" svg:width="3.355cm" svg:height="0.962cm" svg:x="1.2cm" svg:y="1.2cm">
          <draw:text-box>
            <text:p>Alpha: 0.5</text:p>
          </draw:text-box>
        </draw:frame>
        <draw:frame draw:style-name="gr2" draw:layer="layout" svg:width="12.025cm" svg:height="0.962cm" svg:x="1.2cm" svg:y="2.238cm">
          <draw:text-box>
            <text:p>Beta: 0: 0.1: 1 <text:s text:c="5"/>( красный <text:s/>→ <text:s/>синий ) 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layer="layout" svg:width="3.884cm" svg:height="0.962cm" svg:x="23.4cm" svg:y="0.6cm">
          <draw:text-box>
            <text:p>PI controller</text:p>
          </draw:text-box>
        </draw:frame>
        <draw:frame draw:style-name="gr2" draw:layer="layout" svg:width="2.691cm" svg:height="0.962cm" svg:x="20.709cm" svg:y="15.038cm">
          <draw:text-box>
            <text:p>Beta: 2 </text:p>
          </draw:text-box>
        </draw:frame>
        <draw:frame draw:style-name="gr1" draw:text-style-name="P1" draw:layer="layout" svg:width="27.999cm" svg:height="13.7cm" svg:x="0.001cm" svg:y="7.2cm">
          <draw:image xlink:href="Pictures/20000002000005010000027C0C43CDDB.eps" xlink:type="simple" xlink:show="embed" xlink:actuate="onLoad">
            <text:p/>
          </draw:image>
        </draw:frame>
        <draw:frame draw:style-name="gr6" draw:layer="layout" svg:width="16.847cm" svg:height="3.807cm" svg:x="0.953cm" svg:y="3cm">
          <draw:text-box>
            <text:p>% T = 2; <text:s text:c="3"/>% Период колебаний</text:p>
            <text:p>% K = 2; <text:s text:c="3"/>% Alpha при котором начинаются колебания.</text:p>
            <text:p>% 0.6 коэффициэнт.</text:p>
            <text:p>% alpha = K * 0.6;</text:p>
            <text:p>% beta = 2 * alpha / T;</text:p>
          </draw:text-box>
        </draw:frame>
        <draw:frame draw:style-name="gr2" draw:layer="layout" svg:width="9.223cm" svg:height="0.962cm" svg:x="1.2cm" svg:y="1cm">
          <draw:text-box>
            <text:p>По методу Циглера-Никольса</text:p>
          </draw:text-box>
        </draw:frame>
        <draw:frame draw:style-name="gr2" draw:layer="layout" svg:width="7.347cm" svg:height="1.673cm" svg:x="15.2cm" svg:y="7cm">
          <draw:text-box>
            <text:p>Alpha = 0.6 * 2 = 1.2</text:p>
            <text:p>Beta = 2 * alpha/2 = 1.2 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27.999cm" svg:height="14.19cm" svg:x="0.001cm" svg:y="6.8cm">
          <draw:image xlink:href="Pictures/20000002000006010000030B55E5FEAE.eps" xlink:type="simple" xlink:show="embed" xlink:actuate="onLoad">
            <text:p/>
          </draw:image>
        </draw:frame>
        <draw:frame draw:style-name="gr2" draw:layer="layout" svg:width="3.884cm" svg:height="0.962cm" svg:x="23.4cm" svg:y="0.6cm">
          <draw:text-box>
            <text:p>PI controller</text:p>
          </draw:text-box>
        </draw:frame>
        <draw:frame draw:style-name="gr2" draw:layer="layout" svg:width="9.223cm" svg:height="0.962cm" svg:x="1.177cm" svg:y="0.438cm">
          <draw:text-box>
            <text:p>По методу Циглера-Никольса</text:p>
          </draw:text-box>
        </draw:frame>
        <draw:frame draw:style-name="gr2" draw:layer="layout" svg:width="4.486cm" svg:height="0.962cm" svg:x="1.8cm" svg:y="2.4cm">
          <draw:text-box>
            <text:p>Alpha: <text:s/>0.6 * 2</text:p>
          </draw:text-box>
        </draw:frame>
        <draw:frame draw:style-name="gr2" draw:layer="layout" svg:width="12.199cm" svg:height="0.962cm" svg:x="1.837cm" svg:y="3.8cm">
          <draw:text-box>
            <text:p>Beta: <text:s/>1: 0.1: 1.5 <text:s text:c="4"/>( красный <text:s/>→ синий )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27.999cm" svg:height="13.9cm" svg:x="0.001cm" svg:y="7.1cm">
          <draw:image xlink:href="Pictures/20000002000005010000027C88E12AF7.eps" xlink:type="simple" xlink:show="embed" xlink:actuate="onLoad">
            <text:p/>
          </draw:image>
        </draw:frame>
        <draw:frame draw:style-name="gr2" draw:text-style-name="P2" draw:layer="layout" svg:width="4.481cm" svg:height="0.962cm" svg:x="22.663cm" svg:y="0.838cm">
          <draw:text-box>
            <text:p text:style-name="P2">PID Controller</text:p>
          </draw:text-box>
        </draw:frame>
        <draw:frame draw:style-name="gr4" draw:text-style-name="P2" draw:layer="layout" svg:width="11.267cm" svg:height="0.963cm" svg:x="1.201cm" svg:y="0.838cm">
          <draw:text-box>
            <text:p text:style-name="P2">Alpha: 0.5: 1: 1.5 (красный → синий) </text:p>
          </draw:text-box>
        </draw:frame>
        <draw:frame draw:style-name="gr5" draw:text-style-name="P2" draw:layer="layout" svg:width="11.4cm" svg:height="0.962cm" svg:x="1.2cm" svg:y="2.038cm">
          <draw:text-box>
            <text:p text:style-name="P2">Beta: 0</text:p>
          </draw:text-box>
        </draw:frame>
        <draw:frame draw:style-name="gr2" draw:text-style-name="P2" draw:layer="layout" svg:width="3.465cm" svg:height="0.962cm" svg:x="1.2cm" svg:y="3cm">
          <draw:text-box>
            <text:p text:style-name="P2">Gamma: 0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4" draw:layer="layout" svg:width="11.267cm" svg:height="0.963cm" svg:x="1.183cm" svg:y="0.795cm">
          <draw:text-box>
            <text:p>Alpha: 0.5</text:p>
          </draw:text-box>
        </draw:frame>
        <draw:frame draw:style-name="gr2" draw:layer="layout" svg:width="4.481cm" svg:height="0.962cm" svg:x="23.003cm" svg:y="0.715cm">
          <draw:text-box>
            <text:p>PID Controller</text:p>
          </draw:text-box>
        </draw:frame>
        <draw:frame draw:style-name="gr4" draw:layer="layout" svg:width="12.025cm" svg:height="0.963cm" svg:x="1.302cm" svg:y="2.227cm">
          <draw:text-box>
            <text:p>Beta: 0: 0.1: 1 ( красный → синий ) </text:p>
          </draw:text-box>
        </draw:frame>
        <draw:frame draw:style-name="gr2" draw:layer="layout" svg:width="3.465cm" svg:height="0.962cm" svg:x="1.37cm" svg:y="3.611cm">
          <draw:text-box>
            <text:p>Gamma: 0</text:p>
          </draw:text-box>
        </draw:frame>
        <draw:frame draw:style-name="gr1" draw:text-style-name="P1" draw:layer="layout" svg:width="27.999cm" svg:height="14.19cm" svg:x="0.038cm" svg:y="6.757cm">
          <draw:image xlink:href="Pictures/20000002000006010000030B30875A08.eps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" draw:layer="layout" svg:width="27.999cm" svg:height="13.9cm" svg:x="0.006cm" svg:y="6.995cm">
          <draw:image xlink:href="Pictures/20000002000005010000027C673EBC13.eps" xlink:type="simple" xlink:show="embed" xlink:actuate="onLoad">
            <text:p/>
          </draw:image>
        </draw:frame>
        <draw:frame draw:style-name="gr7" draw:layer="layout" svg:width="7.326cm" svg:height="2.385cm" svg:x="1.006cm" svg:y="0.675cm">
          <draw:text-box>
            <text:p>alpha = 0.6 * 2;</text:p>
            <text:p>beta = 2 * alpha / 2;</text:p>
            <text:p>gamma = (alpha * 2) / 8;</text:p>
          </draw:text-box>
        </draw:frame>
        <draw:frame draw:style-name="gr2" draw:layer="layout" svg:width="4.481cm" svg:height="0.962cm" svg:x="22.444cm" svg:y="0.685cm">
          <draw:text-box>
            <text:p>PID Controller</text:p>
          </draw:text-box>
        </draw:frame>
        <draw:frame draw:style-name="gr4" draw:layer="layout" svg:width="6.374cm" svg:height="0.963cm" svg:x="20.377cm" svg:y="2.071cm">
          <draw:text-box>
            <text:p>pid_zigler_nikols.eps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7T13:22:14.393439262</meta:creation-date>
    <dc:date>2015-01-27T22:37:57.592375824</dc:date>
    <meta:editing-duration>PT9H12M46S</meta:editing-duration>
    <meta:editing-cycles>10</meta:editing-cycles>
    <meta:generator>LibreOffice/4.2.4.2$Linux_X86_64 LibreOffice_project/420m0$Build-2</meta:generator>
    <meta:document-statistic meta:object-count="74"/>
  </office:meta>
</office:document-meta>
</file>